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1">
      <style:paragraph-properties fo:margin-top="0in" fo:margin-bottom="0in" loext:contextual-spacing="false"/>
    </style:style>
    <style:style style:name="P9" style:family="paragraph" style:parent-style-name="Text_20_body" style:list-style-name="L2">
      <style:paragraph-properties fo:margin-top="0in" fo:margin-bottom="0in" loext:contextual-spacing="false"/>
    </style:style>
    <style:style style:name="P10" style:family="paragraph" style:parent-style-name="Text_20_body" style:list-style-name="L3">
      <style:paragraph-properties fo:margin-top="0in" fo:margin-bottom="0in" loext:contextual-spacing="false"/>
    </style:style>
    <style:style style:name="P11" style:family="paragraph" style:parent-style-name="Text_20_body" style:list-style-name="L4">
      <style:paragraph-properties fo:margin-top="0in" fo:margin-bottom="0in" loext:contextual-spacing="false"/>
    </style:style>
    <style:style style:name="P12" style:family="paragraph" style:parent-style-name="Text_20_body" style:list-style-name="L5">
      <style:paragraph-properties fo:margin-top="0in" fo:margin-bottom="0in" loext:contextual-spacing="false"/>
    </style:style>
    <style:style style:name="P13" style:family="paragraph" style:parent-style-name="Text_20_body" style:list-style-name="L6">
      <style:paragraph-properties fo:margin-top="0in" fo:margin-bottom="0in" loext:contextual-spacing="fals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                    </text:span><text:span text:style-name="Strong_20_Emphasis"><text:span text:style-name="T1">Had , Has &amp; Have Grammar</text:span></text:span><text:line-break/><text:line-break/><text:span text:style-name="Strong_20_Emphasis">What is the verb </text:span><text:span text:style-name="Strong_20_Emphasis"><text:span text:style-name="Emphasis">has</text:span></text:span><text:span text:style-name="Strong_20_Emphasis"> used for?</text:span></text:p>
      <text:list xml:id="list3348430816" text:style-name="L1">
        <text:list-item>
          <text:p text:style-name="P8">You can use the verb '<text:span text:style-name="Strong_20_Emphasis"><text:span text:style-name="Emphasis">has'</text:span></text:span> to show you or in possession of something. </text:p>
        </text:list-item>
        <text:list-item>
          <text:p text:style-name="P8">It can also be used for<text:span text:style-name="Strong_20_Emphasis"><text:span text:style-name="Emphasis"> present tense</text:span></text:span>  and <text:span text:style-name="Strong_20_Emphasis"><text:span text:style-name="Emphasis">present perfect tenses </text:span></text:span>sentences.</text:p>
        </text:list-item>
        <text:list-item>
          <text:p text:style-name="P2">Sometimes you also have to use the verb <text:span text:style-name="Strong_20_Emphasis">has</text:span> for the third person singular.</text:p>
        </text:list-item>
      </text:list>
      <text:p text:style-name="Text_20_body"><text:span text:style-name="Strong_20_Emphasis">Examples of using the verb has:</text:span><text:line-break/>When using the verb <text:span text:style-name="Strong_20_Emphasis"><text:span text:style-name="Emphasis">has</text:span></text:span> you will use <text:span text:style-name="Strong_20_Emphasis"><text:span text:style-name="Emphasis">he, she or it. </text:span></text:span></text:p>
      <text:list xml:id="list2553085454" text:style-name="L2">
        <text:list-item>
          <text:p text:style-name="P9"><text:span text:style-name="Strong_20_Emphasis">She</text:span><text:span text:style-name="Strong_20_Emphasis"><text:span text:style-name="Emphasis"> has </text:span></text:span>a pet dog.</text:p>
        </text:list-item>
        <text:list-item>
          <text:p text:style-name="P9"><text:span text:style-name="Strong_20_Emphasis">He</text:span> <text:span text:style-name="Strong_20_Emphasis"><text:span text:style-name="Emphasis">has </text:span></text:span>a girlfriend.</text:p>
        </text:list-item>
        <text:list-item>
          <text:p text:style-name="P9"><text:span text:style-name="Strong_20_Emphasis">It</text:span> <text:span text:style-name="Strong_20_Emphasis"><text:span text:style-name="Emphasis">has</text:span></text:span> snowed all day (example of present perfect)</text:p>
        </text:list-item>
        <text:list-item>
          <text:p text:style-name="P9"><text:span text:style-name="Strong_20_Emphasis"><text:span text:style-name="Emphasis">Sarah has</text:span></text:span> your pen. (Third person singular)</text:p>
        </text:list-item>
        <text:list-item>
          <text:p text:style-name="P3"><text:span text:style-name="Strong_20_Emphasis"><text:span text:style-name="Emphasis">The motorbike has</text:span></text:span> a flat tyre.</text:p>
        </text:list-item>
      </text:list>
      <text:p text:style-name="Text_20_body"><text:line-break/><text:span text:style-name="Strong_20_Emphasis">What is the verb have used for?</text:span><text:line-break/>You can use the verb 'have' for the following:</text:p>
      <text:list xml:id="list3226514207" text:style-name="L3">
        <text:list-item>
          <text:p text:style-name="P10">Describe something that has to happen.</text:p>
        </text:list-item>
        <text:list-item>
          <text:p text:style-name="P10">Somebody is  in possession of something. </text:p>
        </text:list-item>
        <text:list-item>
          <text:p text:style-name="P4">Affirmative sentences.</text:p>
        </text:list-item>
      </text:list>
      <text:p text:style-name="Text_20_body"><text:line-break/><text:span text:style-name="Strong_20_Emphasis">Examples of using the verb have:</text:span><text:line-break/>When you use the verb <text:span text:style-name="Strong_20_Emphasis"><text:span text:style-name="Emphasis">have</text:span></text:span> we can use  <text:span text:style-name="Strong_20_Emphasis"><text:span text:style-name="Emphasis">'You' and 'I',we','they' with have.</text:span></text:span></text:p>
      <text:list xml:id="list2347803484" text:style-name="L4">
        <text:list-item>
          <text:list>
            <text:list-item>
              <text:p text:style-name="P11"><text:span text:style-name="Strong_20_Emphasis">You</text:span> <text:span text:style-name="Strong_20_Emphasis"><text:span text:style-name="Emphasis">have</text:span></text:span> a nice car.</text:p>
            </text:list-item>
            <text:list-item>
              <text:p text:style-name="P11"><text:span text:style-name="Strong_20_Emphasis">I</text:span> <text:span text:style-name="Strong_20_Emphasis"><text:span text:style-name="Emphasis">have</text:span></text:span> a great English teacher.</text:p>
            </text:list-item>
            <text:list-item>
              <text:p text:style-name="P11"><text:span text:style-name="Strong_20_Emphasis">You</text:span><text:span text:style-name="Strong_20_Emphasis"><text:span text:style-name="Emphasis"> have</text:span></text:span> food on your shirt.</text:p>
            </text:list-item>
            <text:list-item>
              <text:p text:style-name="P11"><text:span text:style-name="Strong_20_Emphasis">I</text:span> <text:span text:style-name="Strong_20_Emphasis"><text:span text:style-name="Emphasis">have</text:span></text:span> to go to the shop now.</text:p>
            </text:list-item>
            <text:list-item>
              <text:p text:style-name="P11"><text:span text:style-name="Strong_20_Emphasis">They</text:span> <text:span text:style-name="Strong_20_Emphasis"><text:span text:style-name="Emphasis">have</text:span></text:span> a dog</text:p>
            </text:list-item>
            <text:list-item>
              <text:p text:style-name="P5"><text:span text:style-name="Strong_20_Emphasis">We</text:span> <text:span text:style-name="Strong_20_Emphasis"><text:span text:style-name="Emphasis">have </text:span></text:span>a lovely baby girl.</text:p>
            </text:list-item>
          </text:list>
        </text:list-item>
      </text:list>
      <text:p text:style-name="Text_20_body"><text:line-break/><text:span text:style-name="Strong_20_Emphasis">What is the verb had used for?</text:span><text:line-break/><text:span text:style-name="Strong_20_Emphasis">You can use the verb 'had' for the following:</text:span></text:p>
      <text:list xml:id="list1630398756" text:style-name="L5">
        <text:list-item>
          <text:p text:style-name="P12">Third person singular.</text:p>
        </text:list-item>
        <text:list-item>
          <text:p text:style-name="P6"> past tense.</text:p>
        </text:list-item>
      </text:list>
      <text:p text:style-name="Text_20_body"><text:line-break/><text:span text:style-name="Strong_20_Emphasis">Examples of using the verb had:</text:span><text:line-break/>The following list shows things that you have possession or have happened.<text:line-break/><text:line-break/><text:span text:style-name="Strong_20_Emphasis">The next 3 are all singular.</text:span><text:line-break/><text:span text:style-name="Strong_20_Emphasis">I had </text:span>a pen (you no longer have a pen).<text:line-break/><text:span text:style-name="Strong_20_Emphasis">He had</text:span> a football.<text:line-break/><text:span text:style-name="Strong_20_Emphasis">She had </text:span>a doll.<text:line-break/><text:line-break/><text:span text:style-name="Strong_20_Emphasis">The next are used for 2 or more people (plural).</text:span><text:line-break/><text:span text:style-name="Strong_20_Emphasis">They had </text:span>a car.<text:line-break/><text:span text:style-name="Strong_20_Emphasis">We had</text:span> a talk.<text:line-break/><text:line-break/><text:span text:style-name="Strong_20_Emphasis">Combining have and had</text:span><text:line-break/><text:line-break/>When you combine<text:span text:style-name="Strong_20_Emphasis"><text:span text:style-name="Emphasis"> have and had</text:span></text:span> it is a combination of two verbs:</text:p>
      <text:list xml:id="list3205486713" text:style-name="L6">
        <text:list-item>
          <text:p text:style-name="P13"><text:soft-page-break/>present tense <text:span text:style-name="Strong_20_Emphasis">have</text:span></text:p>
        </text:list-item>
        <text:list-item>
          <text:p text:style-name="P7">past perfect object <text:span text:style-name="Strong_20_Emphasis">had</text:span></text:p>
        </text:list-item>
      </text:list>
      <text:p text:style-name="Text_20_body"><text:line-break/>I <text:span text:style-name="Strong_20_Emphasis">have had</text:span> lunch. (I have eaten lunch)<text:line-break/>I <text:span text:style-name="Strong_20_Emphasis">have had </text:span>a shower. (I have taken a shower)<text:line-break/><text:span text:style-name="Strong_20_Emphasis">Have + had</text:span> = present perfect.<text:line-break/><text:line-break/><text:span text:style-name="Strong_20_Emphasis">This means when using "have had" it is simply the present perfect of the verb "to have".</text:span><text:line-break/><text:line-break/><text:span text:style-name="Strong_20_Emphasis">Vocabs-:</text:span><text:line-break/>You have marred whole pleasure -&gt; Tumne maza kirkira kar diya <text:line-break/>We both are at logger's head -&gt; 36 ka aakhra<text:line-break/>This shirt is flattering you -&gt; Ye shirt tumpe achi lagrai hai<text:line-break/>Why are you siting with a long face / sulking -&gt; Mu Latka ke bethna<text:line-break/>Gluton -&gt; petuu<text:line-break/>voluble/chatty -&gt; batuni<text:line-break/>Linkey-Lankey - patla - dubla<text:line-break/>Brawny - hatta - katta<text:line-break/>Is/Am/Are Dol Drums -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edfa917</dc:title>
    <meta:initial-creator>Etherpad</meta:initial-creator>
    <dc:creator>Etherpad</dc:creator>
    <meta:document-statistic meta:table-count="0" meta:image-count="0" meta:object-count="0" meta:page-count="2" meta:paragraph-count="28" meta:word-count="424" meta:character-count="2109" meta:non-whitespace-character-count="1694"/>
    <meta:generator>LibreOffice/6.2.8.2$Linux_X86_64 LibreOffice_project/20$Build-2</meta:generator>
    <meta:user-defined meta:name=""/>
  </office:meta>
</office:document-meta>
</file>